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3.401cm" style:rel-column-width="13107*"/>
    </style:style>
    <style:style style:name="Tabul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B1" style:family="table-cell">
      <style:table-cell-properties fo:padding="0.097cm" fo:border="0.002cm solid #000000"/>
    </style:style>
    <style:style style:name="Tabulka1.B2" style:family="table-cell">
      <style:table-cell-properties fo:padding="0.097cm" fo:border-left="0.002cm solid #000000" fo:border-right="none" fo:border-top="none" fo:border-bottom="0.002cm solid #000000"/>
    </style:style>
    <style:style style:name="Tabulk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ulka1.E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ulka1.6" style:family="table-row">
      <style:table-row-properties style:min-row-height="0.619cm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language="cs" fo:country="CZ"/>
    </style:style>
    <style:style style:name="P4" style:family="paragraph" style:parent-style-name="Standard">
      <style:paragraph-properties fo:line-height="150%" fo:text-align="justify" style:justify-single-word="false"/>
      <style:text-properties fo:language="cs" fo:country="CZ"/>
    </style:style>
    <style:style style:name="P5" style:family="paragraph" style:parent-style-name="Standard">
      <style:paragraph-properties fo:line-height="150%"/>
      <style:text-properties fo:language="en" fo:country="US"/>
    </style:style>
    <style:style style:name="P6" style:family="paragraph" style:parent-style-name="Standard">
      <style:paragraph-properties fo:line-height="150%" fo:text-align="justify" style:justify-single-word="false"/>
      <style:text-properties fo:language="en" fo:country="US"/>
    </style:style>
    <style:style style:name="P7" style:family="paragraph" style:parent-style-name="Standard">
      <style:paragraph-properties fo:line-height="150%" fo:break-before="page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cs" fo:country="CZ"/>
    </style:style>
    <style:style style:name="P10" style:family="paragraph" style:parent-style-name="Standard">
      <style:paragraph-properties fo:line-height="150%" fo:text-align="center" style:justify-single-word="false"/>
      <style:text-properties fo:language="cs" fo:country="CZ"/>
    </style:style>
    <style:style style:name="P11" style:family="paragraph" style:parent-style-name="Standard">
      <style:paragraph-properties fo:line-height="150%" fo:text-align="justify" style:justify-single-word="false"/>
      <style:text-properties fo:language="cs" fo:country="CZ"/>
    </style:style>
    <style:style style:name="P12" style:family="paragraph" style:parent-style-name="Standard">
      <style:paragraph-properties fo:line-height="150%" fo:text-align="justify" style:justify-single-word="false"/>
      <style:text-properties fo:language="cs" fo:country="CZ" fo:font-weight="bold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language="en" fo:country="US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language="en" fo:country="US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fo:language="en" fo:country="US"/>
    </style:style>
    <style:style style:name="P16" style:family="paragraph" style:parent-style-name="Standard">
      <style:paragraph-properties fo:line-height="150%" fo:text-align="justify" style:justify-single-word="false"/>
      <style:text-properties fo:language="en" fo:country="US" fo:font-weight="normal" style:font-weight-asian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language="en" fo:country="US"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</style:style>
    <style:style style:name="P21" style:family="paragraph" style:parent-style-name="Standard" style:list-style-name="L3">
      <style:paragraph-properties fo:line-height="150%" fo:text-align="justify" style:justify-single-word="false"/>
    </style:style>
    <style:style style:name="P22" style:family="paragraph" style:parent-style-name="Standard" style:list-style-name="L4">
      <style:paragraph-properties fo:line-height="150%" fo:text-align="justify" style:justify-single-word="false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en" fo:country="US" style:text-underline-style="none" fo:font-weight="normal" style:font-weight-asian="normal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cs" fo:country="CZ" style:text-underline-style="none" fo:font-weight="normal" style:font-weight-asian="normal" style:font-weight-complex="normal"/>
    </style:style>
    <style:style style:name="P25" style:family="paragraph" style:parent-style-name="Bibliography_20_1">
      <style:paragraph-properties>
        <style:tab-stops/>
      </style:paragraph-properties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paragraph-properties fo:text-align="justify" style:justify-single-word="false"/>
      <style:text-properties fo:language="en" fo:country="US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/>
    </style:style>
    <style:style style:name="P30" style:family="paragraph" style:parent-style-name="Table_20_Contents">
      <style:paragraph-properties fo:text-align="justify" style:justify-single-word="false"/>
      <style:text-properties fo:language="en" fo:country="US" fo:font-style="italic" style:font-style-asian="italic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32" style:family="paragraph" style:parent-style-name="Table_20_Contents">
      <style:paragraph-properties fo:text-align="justify" style:justify-single-word="false"/>
      <style:text-properties fo:language="cs" fo:country="CZ"/>
    </style:style>
    <style:style style:name="P33" style:family="paragraph" style:parent-style-name="Table_20_Contents">
      <style:paragraph-properties fo:text-align="center" style:justify-single-word="false"/>
      <style:text-properties fo:language="cs" fo:country="CZ" fo:font-style="italic" style:font-style-asian="italic" style:font-style-complex="italic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cs" fo:country="CZ"/>
    </style:style>
    <style:style style:name="T4" style:family="text">
      <style:text-properties fo:language="cs" fo:country="CZ" fo:font-style="italic" style:font-style-asian="italic" style:font-style-complex="italic"/>
    </style:style>
    <style:style style:name="T5" style:family="text">
      <style:text-properties fo:language="cs" fo:country="CZ" fo:font-weight="bold" style:font-weight-asian="bold" style:font-weight-complex="bold"/>
    </style:style>
    <style:style style:name="T6" style:family="text">
      <style:text-properties fo:language="cs" fo:country="CZ" fo:font-style="normal" style:font-style-asian="normal" style:font-style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oznámky k štátnej záverečnej skúške na MFF UK <text:span text:style-name="T7">(Zaměření Databázové systémy )</text:span></text:p>
      <text:p text:style-name="P9">Autor: Maria Michalko</text:p>
      <text:p text:style-name="P8"/>
      <text:h text:style-name="P26" text:outline-level="1">Metody tvorby algoritmů: dynamické programování</text:h>
      <text:p text:style-name="P1"/>
      <text:p text:style-name="P2">Rekurzivní funkce je taková funkce, která při svém běhu volá sama sebe, často i více než jednou, což v důsledku může vést na exponenciální algoritmus. Dynamické programování je technika, kterou jde z pomalého rekurzivního algoritmu vyrobit pěkný polynomiální (až na výjimečné případy). <text:bibliography-mark text:identifier="KSP12" text:bibliography-type="article" text:url="https://ksp.mff.cuni.cz/tasks/24/cook2.html">[1]</text:bibliography-mark></text:p>
      <text:p text:style-name="P2">Zadanou <text:span text:style-name="T3">úlohu nejprve rozdělíme na menší pod-úlohy, <text:s/>které na sobě závisí, <text:s/>ty vyřešíme a zkombinujeme dohromady, abychom získali řešení původní úlohy. </text:span><text:span text:style-name="T3"><text:bibliography-mark text:identifier="TEOR10" text:bibliography-type="article" text:title="Vypracované otazky k magisterským statnicím. Informatika - softwarové systémy: Povinné zkušební okruhy, unor 2010" text:url="http://uloz.to/x3pQbUU8/s0cketka-statnice-zip (s0cketka-statnice/TEORIE.PDF)">[2]</text:bibliography-mark></text:span></text:p>
      <text:p text:style-name="P4"><text:span text:style-name="T12">Typickým příkladem je výpočet fibonačiho čísla.</text:span> Fib. posloupnost je definovaná jako: </text:p>
      <text:p text:style-name="P3"><draw:frame draw:style-name="fr1" draw:name="Objekt1" text:anchor-type="as-char" svg:y="-0.561cm" svg:width="4.701cm" svg:height="0.98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Vypo<text:span text:style-name="T3">čet <text:s/>Fib. čisla 4 <text:s/>podle definice </text:span>(rekurzivn<text:span text:style-name="T3">ě</text:span>) <text:span text:style-name="T3">j</text:span>e<text:span text:style-name="T3"> následující:</text:span></text:p>
      <text:p text:style-name="P3"><draw:frame draw:style-name="fr1" draw:name="Objekt2" text:anchor-type="as-char" svg:y="-0.377cm" svg:width="14.534cm" svg:height="0.485cm" draw:z-index="1"><draw:object xlink:href="./Object 2" xlink:type="simple" xlink:show="embed" xlink:actuate="onLoad"/><draw:image xlink:href="./ObjectReplacements/Object 2" xlink:type="simple" xlink:show="embed" xlink:actuate="onLoad"/><svg:desc>vzorec</svg:desc></draw:frame></text:p>
      <text:p text:style-name="P6">Vidime <text:span text:style-name="T3">že tady jsme několik krát počítali stejné čísla. Pří větších </text:span><text:span text:style-name="T4">n</text:span><text:span text:style-name="T3"> toto zbytečné počítaní vede k exponenciální složitostí algoritmu. Lepší cestou je počítat </text:span>„od spodu“, kdy pomoci <text:span text:style-name="T10">f(0)</text:span> a <text:span text:style-name="T10">f(1)</text:span> spo<text:span text:style-name="T3">čteme</text:span><text:span text:style-name="T4"> f</text:span><text:span text:style-name="T10">(2)</text:span>, pak s jeho pomoc<text:span text:style-name="T3">í</text:span><text:span text:style-name="T4"> f(3)</text:span><text:span text:style-name="T3"> a nakonec</text:span><text:span text:style-name="T4"> f(4)</text:span><text:span text:style-name="T3"> s lineární složitostí.</text:span></text:p>
      <text:p text:style-name="P4">V dynamickém programování se například vytvoří mapa fibonačího čísel a jejích hodnot. Před tím, něž začneme počítat hodnotu nějakého <text:s/>čísla se <text:s/>podíváme do mapy.</text:p>
      <text:p text:style-name="P12">V dynamickém programování <text:span text:style-name="T7">využivame</text:span>:</text:p>
      <text:list xml:id="list2678670113990301978" text:style-name="L1">
        <text:list-item>
          <text:p text:style-name="P14"><text:span text:style-name="T12">P</text:span><text:span text:style-name="T5">řekrývání podproblémů </text:span><text:span text:style-name="T3">—</text:span><text:span text:style-name="T1"> </text:span><text:span text:style-name="T3">problém lze rozdělit na podproblémy, jejíchž řešení se využívá opakovaně.</text:span></text:p>
        </text:list-item>
        <text:list-item>
          <text:p text:style-name="P14"><text:span text:style-name="T5">Optimální podstruktury</text:span><text:span text:style-name="T3"> – optimální řešení lze zkonstruovat z optimálních řešení podproblémů.</text:span></text:p>
        </text:list-item>
      </text:list>
      <text:p text:style-name="P6"><text:span text:style-name="T3">Obvykle se</text:span><text:span text:style-name="T5"> používá jeden ze dvou přístupu</text:span><text:span text:style-name="T3">:</text:span></text:p>
      <text:list xml:id="list1941507727608569767" text:style-name="L2">
        <text:list-item>
          <text:p text:style-name="P15"><text:span text:style-name="T12">Top-down </text:span>– problem se rekurzivn<text:span text:style-name="T3">ě děli na podproblémy a po jejích vyřešení se zapamatují výsledky, které se použijí <text:s/>při případném opětovném řešeni daného podproblému </text:span>(<text:span text:style-name="T3">příklad: </text:span>fibona<text:span text:style-name="T3">cci z rekurzi a pamatováním</text:span>)<text:span text:style-name="T3">.</text:span></text:p>
        </text:list-item>
        <text:list-item>
          <text:p text:style-name="P15"><text:span text:style-name="T5">Bottom-up </text:span><text:span text:style-name="T3">– nejdříve se spočítají všechny možné podproblémy, kteře se potom skládají do řešení větších problémů </text:span>(p<text:span text:style-name="T3">řiklad: </text:span>fibona<text:span text:style-name="T3">cci bez rekurze</text:span>)<text:span text:style-name="T3">. Tento přístup je výhodnější z hlediska <text:s/>počtu volaní funkci a místa na zásobníku, ale ne vždy musí byt zřejmě, kteře všechny podproblémy je třeba předem spočítat. </text:span><text:span text:style-name="T3"><text:bibliography-mark text:identifier="Bedecs10" text:bibliography-type="article" text:author="Vladimír Bedecs" text:title="Poznámky k štátnej záverečnej skúške na MFF UK" text:url="http://forum.matfyz.info/download/file.php?id=575 (statnice.pdf)">[3]</text:bibliography-mark></text:span><text:span text:style-name="T3"> </text:span></text:p>
        </text:list-item>
      </text:list>
      <text:p text:style-name="P6"><text:span text:style-name="T3"/></text:p>
      <text:p text:style-name="P6"><text:span text:style-name="T3"/></text:p>
      <text:p text:style-name="P6"><text:soft-page-break/><text:span text:style-name="T3"/></text:p>
      <text:p text:style-name="P18"><text:span text:style-name="T3">Příklad: Problém batohu</text:span></text:p>
      <text:p text:style-name="P16">Je dano <text:span text:style-name="T10">N</text:span> p<text:span text:style-name="T3">ředmetů o hmotnostech </text:span><text:span text:style-name="T3"><draw:frame draw:style-name="fr1" draw:name="Objekt3" text:anchor-type="as-char" svg:y="-0.377cm" svg:width="1.951cm" svg:height="0.533cm" draw:z-index="2"><draw:object xlink:href="./Object 3" xlink:type="simple" xlink:show="embed" xlink:actuate="onLoad"/><draw:image xlink:href="./ObjectReplacements/Object 3" xlink:type="simple" xlink:show="embed" xlink:actuate="onLoad"/><svg:desc>vzorec</svg:desc></draw:frame></text:span>(celo<text:span text:style-name="T3">číselných</text:span>) <text:span text:style-name="T3">a také číslo </text:span><text:span text:style-name="T4">M</text:span><text:span text:style-name="T3"> </text:span>(nosnost batohu). <text:span text:style-name="T3">Úkolem je vybrat z předmětů tak, aby součet jejich hmotností byl co největší, ale přitom nepřekročil </text:span><text:span text:style-name="T4">M</text:span><text:span text:style-name="T3">. </text:span></text:p>
      <text:p text:style-name="P16"><text:span text:style-name="T3">Použijeme pro řešení pomocné pole </text:span><text:span text:style-name="T4">A[0...M] </text:span><text:span text:style-name="T6">a jeho činnost bude rozdělena do </text:span><text:span text:style-name="T4">N</text:span><text:span text:style-name="T6"> kroků. Na konci </text:span><text:span text:style-name="T4">k</text:span><text:span text:style-name="T6">-tého kroku bude prvek </text:span><text:span text:style-name="T4">A[i] </text:span><text:span text:style-name="T6">nenulový právě tehdy, jestliže z prvních </text:span><text:span text:style-name="T4">k</text:span><text:span text:style-name="T6"> předmětů lze vybrat předměty, jejichž součet hmotností je přesně </text:span><text:span text:style-name="T4">i</text:span><text:span text:style-name="T6">.</text:span></text:p>
      <text:p text:style-name="P16"><text:span text:style-name="T12">Před prvním krokem (po nultém kroku)</text:span> jsou všechny hodnoty <text:span text:style-name="T10">A[i]</text:span> pro <text:span text:style-name="T10">i&gt;0</text:span> nulové a <text:span text:style-name="T10">A[0]</text:span> má nějakou nenulovou hodnotu, řekněme <text:span text:style-name="T10">-1</text:span>. <text:span text:style-name="T3">K</text:span>roky algoritmu odpovídají podúlohám, které řešíme – v prvním kroku vyřešíme podúlohu tvořenou jen prvním předmětem, ve druhém kroku prvními dvěma předměty, pak prvními třemi předměty atd. </text:p>
      <text:p text:style-name="P16"><text:span text:style-name="T11">k</text:span><text:span text:style-name="T12">-tý krok algoritmu:</text:span> pole <text:span text:style-name="T10">A</text:span> budeme procházet od konce, tj. od <text:span text:style-name="T10">i=M</text:span>. Pokud<text:span text:style-name="T10"> A[i] = 0</text:span>, ale hodnota <draw:frame draw:style-name="fr1" draw:name="Objekt4" text:anchor-type="as-char" svg:y="-0.377cm" svg:width="2.351cm" svg:height="0.533cm" draw:z-index="3"><draw:object xlink:href="./Object 4" xlink:type="simple" xlink:show="embed" xlink:actuate="onLoad"/><draw:image xlink:href="./ObjectReplacements/Object 4" xlink:type="simple" xlink:show="embed" xlink:actuate="onLoad"/></draw:frame>, změníme hodnotu uloženou v <text:span text:style-name="T10">A[i]</text:span> na <text:span text:style-name="T10">k. </text:span></text:p>
      <text:p text:style-name="P17"><text:span text:style-name="T3">P</text:span>o provedení <text:span text:style-name="T10">k</text:span>-tého kroku odpovídají nenulové hodnoty v poli <text:span text:style-name="T10">A</text:span> hmotnostem podmnožin z prvních <text:span text:style-name="T10">k</text:span> předmětů, pokud před jeho provedením nenulové hodnoty odpovídaly hmotnostem podmnožin z prvních k-1 předmětů.</text:p>
      <text:list xml:id="list5860834373521895072" text:style-name="L3">
        <text:list-item>
          <text:p text:style-name="P21"><text:span text:style-name="T8">Pokud </text:span><text:span text:style-name="T8"><draw:frame draw:style-name="fr1" draw:name="Objekt5" text:anchor-type="as-char" svg:y="-0.377cm" svg:width="1.528cm" svg:height="0.483cm" draw:z-index="4"><draw:object xlink:href="./Object 5" xlink:type="simple" xlink:show="embed" xlink:actuate="onLoad"/><draw:image xlink:href="./ObjectReplacements/Object 5" xlink:type="simple" xlink:show="embed" xlink:actuate="onLoad"/><svg:desc>vzorec</svg:desc></draw:frame></text:span><text:span text:style-name="T8">, pak buď byla nenulová před </text:span><text:span text:style-name="T9">k</text:span><text:span text:style-name="T8">-tým krokem (a v tom případě odpovídá hmotnosti nějaké podmnožiny prvních </text:span><text:span text:style-name="T9">k-1</text:span><text:span text:style-name="T8"> předmětů) anebo se stala nenulovou v </text:span><text:span text:style-name="T9">k</text:span><text:span text:style-name="T8">-tém kroku. Potom ale hodnota </text:span><text:span text:style-name="T8"><draw:frame draw:style-name="fr1" draw:name="Objekt6" text:anchor-type="as-char" svg:y="-0.377cm" svg:width="1.783cm" svg:height="0.533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8">byla před </text:span><text:span text:style-name="T9">k</text:span><text:span text:style-name="T8">-tým krokem nenulová, a tedy existuje podmnožina prvních </text:span><text:span text:style-name="T9">k-1</text:span><text:span text:style-name="T8"> předmětů, jejíž hmotnost je </text:span><text:span text:style-name="T8"><draw:frame draw:style-name="fr1" draw:name="Objekt7" text:anchor-type="as-char" svg:y="-0.377cm" svg:width="1.161cm" svg:height="0.533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8">. Přidáním </text:span><text:span text:style-name="T9">k</text:span><text:span text:style-name="T8">-tého předmětu k této podmnožině vytvoříme podmnožinu předmětů hmotnosti přesně </text:span><text:span text:style-name="T9">i</text:span><text:span text:style-name="T8">.</text:span></text:p>
        </text:list-item>
        <text:list-item>
          <text:p text:style-name="P21"><text:span text:style-name="T8">Naopak, pokud lze vytvořit podmnožinu </text:span><text:span text:style-name="T9">X</text:span><text:span text:style-name="T8"> hmotnosti </text:span><text:span text:style-name="T9">i</text:span><text:span text:style-name="T8"> z prvních </text:span><text:span text:style-name="T9">k</text:span><text:span text:style-name="T8"> předmětů, pak takovou podmnožinu</text:span><text:span text:style-name="T9"> X</text:span><text:span text:style-name="T8"> lze buď vytvořit jen z prvních </text:span><text:span text:style-name="T9">k-1</text:span><text:span text:style-name="T8"> předmětů, a tedy hodnota </text:span><text:span text:style-name="T9">A[i]</text:span><text:span text:style-name="T8"> je nenulová již před </text:span><text:span text:style-name="T9">k</text:span><text:span text:style-name="T8">-tým krokem, anebo </text:span><text:span text:style-name="T9">k</text:span><text:span text:style-name="T8">-tý předmět je obsažen v takové množině </text:span><text:span text:style-name="T9">X</text:span><text:span text:style-name="T8">. Potom ale hodnota </text:span><text:span text:style-name="T8"><draw:frame draw:style-name="fr1" draw:name="Objekt8" text:anchor-type="as-char" svg:y="-0.377cm" svg:width="2.351cm" svg:height="0.533cm" draw:z-index="7"><draw:object xlink:href="./Object 8" xlink:type="simple" xlink:show="embed" xlink:actuate="onLoad"/><draw:image xlink:href="./ObjectReplacements/Object 8" xlink:type="simple" xlink:show="embed" xlink:actuate="onLoad"/><svg:desc>vzorec</svg:desc></draw:frame></text:span><text:span text:style-name="T8">před </text:span><text:span text:style-name="T9">k</text:span><text:span text:style-name="T8">-tým krokem a hodnota </text:span><text:span text:style-name="T9">A[i]</text:span><text:span text:style-name="T8"> se stane nenulovou v </text:span><text:span text:style-name="T9">k</text:span><text:span text:style-name="T8">-tém kroku.</text:span></text:p>
        </text:list-item>
      </text:list>
      <text:p text:style-name="P2">Po provedení všech <text:span text:style-name="T10">N</text:span> kroků odpovídají nenulové hodnoty <text:span text:style-name="T10">A[i]</text:span> přesně hmotnostem podmnožin ze všech předmětů, co máme k dispozici. </text:p>
      <text:p text:style-name="P2"><text:span text:style-name="T5">Nalezeni přemetů: </text:span><text:span text:style-name="T7">n</text:span><text:span text:style-name="T3">echť</text:span> <draw:frame draw:style-name="fr1" draw:name="Objekt9" text:anchor-type="as-char" svg:y="-0.377cm" svg:width="0.469cm" svg:height="0.533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7">je</text:span> takový, že hodnota <draw:frame draw:style-name="fr1" draw:name="Objekt10" text:anchor-type="as-char" svg:y="-0.377cm" svg:width="1.662cm" svg:height="0.533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7">a</text:span> odpovídá hmotnosti nejtěžší podmnožiny předmětů, která nepřekročí hmotnost <text:span text:style-name="T10">M</text:span>. <text:span text:style-name="T7">Pak</text:span> </text:p>
      <text:list xml:id="list6018783222681185575" text:style-name="L4">
        <text:list-item>
          <text:p text:style-name="P22">v <draw:frame draw:style-name="fr1" draw:name="Objekt11" text:anchor-type="as-char" svg:y="-0.377cm" svg:width="1.094cm" svg:height="0.533cm" draw:z-index="10"><draw:object xlink:href="./Object 11" xlink:type="simple" xlink:show="embed" xlink:actuate="onLoad"/><draw:image xlink:href="./ObjectReplacements/Object 11" xlink:type="simple" xlink:show="embed" xlink:actuate="onLoad"/></draw:frame> je uloženo číslo jednoho z předmětů <text:span text:style-name="T7">nejt</text:span><text:span text:style-name="T3">ěžší podmnožiny</text:span>, </text:p>
        </text:list-item>
        <text:list-item>
          <text:p text:style-name="P22"><text:soft-page-break/>v <draw:frame draw:style-name="fr1" draw:name="Objekt12" text:anchor-type="as-char" svg:y="-0.377cm" svg:width="2.295cm" svg:height="0.57cm" draw:z-index="11"><draw:object xlink:href="./Object 12" xlink:type="simple" xlink:show="embed" xlink:actuate="onLoad"/><draw:image xlink:href="./ObjectReplacements/Object 12" xlink:type="simple" xlink:show="embed" xlink:actuate="onLoad"/><svg:desc>vzorec</svg:desc></draw:frame>číslo dalšího předmětu atd.</text:p>
        </text:list-item>
      </text:list>
      <text:p text:style-name="P2"><text:span text:style-name="T12">Časová složitost algoritmu</text:span> je <text:span text:style-name="T10">O(NM)</text:span>, neboť se skládá z <text:span text:style-name="T10">N</text:span> kroků, z nichž každý vyžaduje čas <text:span text:style-name="T10">O(M)</text:span>. </text:p>
      <text:p text:style-name="P2"><text:span text:style-name="T12">Paměťová složitost </text:span>činí <text:span text:style-name="T10">O(N+M)</text:span>, což představuje paměť potřebnou pro uložení pomocného pole <text:span text:style-name="T10">A</text:span> a hmotností daných předmětů. <text:s/><text:span text:style-name="T3"><text:bibliography-mark text:identifier="TEOR10" text:bibliography-type="article" text:title="Vypracované otazky k magisterským statnicím. Informatika - softwarové systémy: Povinné zkušební okruhy, unor 2010" text:url="http://uloz.to/x3pQbUU8/s0cketka-statnice-zip (s0cketka-statnice/TEORIE.PDF)">[2]</text:bibliography-mark></text:span></text:p>
      <text:p text:style-name="P18"><text:span text:style-name="T3"/></text:p>
      <text:p text:style-name="P18"><text:span text:style-name="T3">Příklad: </text:span>Nasobeni <text:span text:style-name="T3">řady matic</text:span></text:p>
      <text:p text:style-name="P19"><text:span text:style-name="T3">Pro příklad máme 3 matici</text:span><text:span text:style-name="T1">: A</text:span> * B * C. M<text:span text:style-name="T3">áme 2 možnosti uzávorkování. Výsledek bude stejný (kvůli asociativitě), ale bude trvat různě dlouho.</text:span></text:p>
      <text:p text:style-name="P23"><text:span text:style-name="T3">Potřebujeme najít způsob <text:s/>uzávorkování, který vyžaduje co nejméně operaci na násobení. Budeme si ukládat mezivýsledky do tabulky, budeme si ukládat kolik potřebujeme operaci na násobeni. </text:span>(Pokud <text:span text:style-name="T10">A: pxq, B: qxr</text:span>, po<text:span text:style-name="T3">čet operací na násobeni</text:span><text:span text:style-name="T4"> A*</text:span><text:span text:style-name="T10">B</text:span> je <text:span text:style-name="T10">p*q*r</text:span>.)</text:p>
      <text:p text:style-name="P23"><text:span text:style-name="T3"><text:s/>Ukažme na příkladě: </text:span>m<text:span text:style-name="T3">áme matice rozměru</text:span><text:span text:style-name="T4"> A: </text:span><text:span text:style-name="T2">2</text:span><text:span text:style-name="T4">x</text:span><text:span text:style-name="T10">3, B: 3x7, C: 7x4, D: 4x5</text:span></text:p>
      <table:table table:name="Tabulka1" table:style-name="Tabulka1">
        <table:table-column table:style-name="Tabulka1.A" table:number-columns-repeated="5"/>
        <table:table-row>
          <table:table-cell table:style-name="Tabulka1.A1" table:number-rows-spanned="2" office:value-type="string">
            <text:p text:style-name="P28">Sou<text:span text:style-name="T3">činy všech </text:span></text:p>
            <text:p text:style-name="P29"><text:span text:style-name="T4">k</text:span>-tic</text:p>
          </table:table-cell>
          <table:table-cell table:style-name="Tabulka1.B1" table:number-columns-spanned="4" office:value-type="string">
            <text:p text:style-name="P29">Kterou za<text:span text:style-name="T3">číná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ulka1.B2" office:value-type="string">
            <text:p text:style-name="P33">A</text:p>
          </table:table-cell>
          <table:table-cell table:style-name="Tabulka1.B2" office:value-type="string">
            <text:p text:style-name="P33">B</text:p>
          </table:table-cell>
          <table:table-cell table:style-name="Tabulka1.B2" office:value-type="string">
            <text:p text:style-name="P33">C</text:p>
          </table:table-cell>
          <table:table-cell table:style-name="Tabulka1.E2" office:value-type="string">
            <text:p text:style-name="P33">D</text:p>
          </table:table-cell>
        </table:table-row>
        <table:table-row>
          <table:table-cell table:style-name="Tabulka1.A3" office:value-type="float" office:value="1">
            <text:p text:style-name="P28">1</text:p>
          </table:table-cell>
          <table:table-cell table:style-name="Tabulka1.A3" office:value-type="float" office:value="0">
            <text:p text:style-name="P28">0</text:p>
          </table:table-cell>
          <table:table-cell table:style-name="Tabulka1.A3" office:value-type="float" office:value="0">
            <text:p text:style-name="P28">0</text:p>
          </table:table-cell>
          <table:table-cell table:style-name="Tabulka1.A3" office:value-type="float" office:value="0">
            <text:p text:style-name="P28">0</text:p>
          </table:table-cell>
          <table:table-cell table:style-name="Tabulka1.E3" office:value-type="float" office:value="0">
            <text:p text:style-name="P28">0</text:p>
          </table:table-cell>
        </table:table-row>
        <table:table-row>
          <table:table-cell table:style-name="Tabulka1.A3" office:value-type="float" office:value="2">
            <text:p text:style-name="P32">2</text:p>
          </table:table-cell>
          <table:table-cell table:style-name="Tabulka1.B2" office:value-type="string">
            <text:p text:style-name="P30">2*3*7 = 42</text:p>
          </table:table-cell>
          <table:table-cell table:style-name="Tabulka1.B2" office:value-type="string">
            <text:p text:style-name="P30">3*7*4 = 84</text:p>
          </table:table-cell>
          <table:table-cell table:style-name="Tabulka1.B2" office:value-type="string">
            <text:p text:style-name="P30">7*4*5=140</text:p>
          </table:table-cell>
          <table:table-cell table:style-name="Tabulka1.E2" office:value-type="string">
            <text:p text:style-name="P29">-</text:p>
          </table:table-cell>
        </table:table-row>
        <table:table-row>
          <table:table-cell table:style-name="Tabulka1.A3" office:value-type="float" office:value="3">
            <text:p text:style-name="P32">3</text:p>
          </table:table-cell>
          <table:table-cell table:style-name="Tabulka1.B2" office:value-type="string">
            <text:p text:style-name="P30">98 (AB)C</text:p>
          </table:table-cell>
          <table:table-cell table:style-name="Tabulka1.B2" office:value-type="string">
            <text:p text:style-name="P30">144 (BC)D</text:p>
          </table:table-cell>
          <table:table-cell table:style-name="Tabulka1.B2" office:value-type="string">
            <text:p text:style-name="P31">-</text:p>
          </table:table-cell>
          <table:table-cell table:style-name="Tabulka1.E2" office:value-type="string">
            <text:p text:style-name="P29">-</text:p>
          </table:table-cell>
        </table:table-row>
        <table:table-row table:style-name="Tabulka1.6">
          <table:table-cell table:style-name="Tabulka1.A3" office:value-type="float" office:value="4">
            <text:p text:style-name="P32">4</text:p>
          </table:table-cell>
          <table:table-cell table:style-name="Tabulka1.B2" office:value-type="string">
            <text:p text:style-name="P30">138 ((AB)C)D</text:p>
          </table:table-cell>
          <table:table-cell table:style-name="Tabulka1.B2" office:value-type="string">
            <text:p text:style-name="P31">-</text:p>
          </table:table-cell>
          <table:table-cell table:style-name="Tabulka1.B2" office:value-type="string">
            <text:p text:style-name="P31">-</text:p>
          </table:table-cell>
          <table:table-cell table:style-name="Tabulka1.E2" office:value-type="string">
            <text:p text:style-name="P29">-</text:p>
          </table:table-cell>
        </table:table-row>
      </table:table>
      <text:p text:style-name="P23"/>
      <text:p text:style-name="P24">Pro násobení trojice je 2 možnosti uzávorkování. <text:span text:style-name="T7">Vyu</text:span>žijeme předchozí výsledky z tabulky:</text:p>
      <text:p text:style-name="P23">(A*B)*C = 42+56 = 98 <text:span text:style-name="T3"><text:s/></text:span>- <text:s/>lep<text:span text:style-name="T3">ší možnost, uložíme do tabulky</text:span></text:p>
      <text:p text:style-name="P23">A*(B*C) = 84 +24 = 108 </text:p>
      <text:p text:style-name="P24">Začíná B:</text:p>
      <text:p text:style-name="P23">(B*C)*D = 84+60 = 144 - <text:s/>lep<text:span text:style-name="T3">ší možnost, uložíme do tabulky</text:span></text:p>
      <text:p text:style-name="P23">B*(C*D) = 140 + … </text:p>
      <text:p text:style-name="P23">Celkov<text:span text:style-name="T3">ě:</text:span></text:p>
      <text:p text:style-name="P23">A(BCD) = 144+30 = 174</text:p>
      <text:p text:style-name="P23">(AB)(CD) = 42+140+70 = 252</text:p>
      <text:p text:style-name="P23">(ABC)D =98+40 = 138 <text:s/>- <text:s/>lep<text:span text:style-name="T3">ší možnost, uložíme do tabulky</text:span></text:p>
      <text:p text:style-name="P23"><text:span text:style-name="T12">Pam</text:span><text:span text:style-name="T5">ětova složitost </text:span><text:span text:style-name="T3">O</text:span>(n^2)</text:p>
      <text:p text:style-name="P24"><text:span text:style-name="T12">Čásova složitost </text:span>O <text:span text:style-name="T7">(n^3)</text:span></text:p>
      <text:p text:style-name="P7"/>
      <text:bibliography text:style-name="Sect1" text:name="Seznam použité literatury1">
        <text:bibliography-source>
          <text:index-title-template text:style-name="Bibliography_20_Heading">Seznam použité literatury</text:index-title-template>
          <text:bibliography-entry-template text:bibliography-type="article" text:style-name="Bibliography_20_1">
            <text:index-entry-bibliography text:bibliography-data-field="identifier"/>
            <text:index-entry-span>.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bibliography text:bibliography-data-field="url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Seznam použité literatury1_Head">
            <text:p text:style-name="Bibliography_20_Heading">Seznam použité literatury</text:p>
          </text:index-title>
          <text:p text:style-name="P25">1. , , https://ksp.mff.cuni.cz/tasks/24/cook2.html</text:p>
          <text:p text:style-name="P25">2. , Vypracované otazky k magisterským statnicím. Informatika - softwarové systémy: Povinné zkušební okruhy, unor 2010, http://uloz.to/x3pQbUU8/s0cketka-statnice-zip (s0cketka-statnice/TEORIE.PDF)</text:p>
          <text:p text:style-name="P25">3. Vladimír Bedecs, Poznámky k štátnej záverečnej skúške na MFF UK, http://forum.matfyz.info/download/file.php?id=575 (statnice.pdf)</text:p>
        </text:index-body>
      </text:bibliography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 style:shadow="non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GB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a Kukhar</meta:initial-creator>
    <meta:creation-date>2015-03-05T14:10:02</meta:creation-date>
    <dc:date>2015-03-06T12:57:50.03</dc:date>
    <dc:creator>Maria Kukhar</dc:creator>
    <meta:editing-duration>PT18H22M20S</meta:editing-duration>
    <meta:editing-cycles>5</meta:editing-cycles>
    <meta:generator>OpenOffice/4.1.0$Win32 OpenOffice.org_project/410m18$Build-9764</meta:generator>
    <meta:document-statistic meta:table-count="1" meta:image-count="0" meta:object-count="12" meta:page-count="5" meta:paragraph-count="78" meta:word-count="897" meta:character-count="5774"/>
  </office:meta>
</office:document-meta>
</file>

<file path=Object 1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n>0</mn>
                </mrow>
                <mo stretchy="false">)</mo>
              </mrow>
              <mo stretchy="false">=</mo>
              <mn>1,</mn>
            </mrow>
            <mi>f</mi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n>1</mn>
            </mrow>
          </mrow>
        </mtd>
      </mtr>
      <mtr>
        <mtd>
          <mrow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f</mi>
            </mrow>
            <mrow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o stretchy="false">+</mo>
              <mi>f</mi>
            </mrow>
            <mrow>
              <mo stretchy="false">(</mo>
              <mrow>
                <mrow>
                  <mi>n</mi>
                  <mo stretchy="false">−</mo>
                  <mn>2</mn>
                </mrow>
              </mrow>
              <mo stretchy="false">)</mo>
            </mrow>
          </mrow>
        </mtd>
      </mtr>
    </mtable>
    <annotation encoding="StarMath 5.0">f(0) = 1, f(1) = 1 newline
f(n) = f(n-1)+ f(n-2)</annotation>
  </semantics>
</math>
</file>

<file path=Object 10/content.xml><?xml version="1.0" encoding="utf-8"?>
<math xmlns="http://www.w3.org/1998/Math/MathML">
  <semantics>
    <mrow>
      <mi>A</mi>
      <mrow>
        <mrow>
          <mo stretchy="false">[</mo>
          <mrow>
            <msub>
              <mi>i</mi>
              <mn>0</mn>
            </msub>
          </mrow>
          <mo stretchy="false">]</mo>
        </mrow>
        <mo stretchy="false">≠</mo>
        <mn>0</mn>
      </mrow>
    </mrow>
    <annotation encoding="StarMath 5.0">A[i_0] &lt;&gt; 0</annotation>
  </semantics>
</math>
</file>

<file path=Object 11/content.xml><?xml version="1.0" encoding="utf-8"?>
<math xmlns="http://www.w3.org/1998/Math/MathML">
  <semantics>
    <mrow>
      <mi>A</mi>
      <mrow>
        <mo stretchy="false">[</mo>
        <mrow>
          <msub>
            <mi>i</mi>
            <mn>0</mn>
          </msub>
        </mrow>
        <mo stretchy="false">]</mo>
      </mrow>
    </mrow>
    <annotation encoding="StarMath 5.0">A[i_0]</annotation>
  </semantics>
</math>
</file>

<file path=Object 12/content.xml><?xml version="1.0" encoding="utf-8"?>
<math xmlns="http://www.w3.org/1998/Math/MathML">
  <semantics>
    <mrow>
      <mi>A</mi>
      <mrow>
        <mo stretchy="false">[</mo>
        <mrow>
          <mrow>
            <msub>
              <mi>i</mi>
              <mn>0</mn>
            </msub>
            <mo stretchy="false">−</mo>
            <msub>
              <mi>m</mi>
              <mrow>
                <mi>A</mi>
                <mrow>
                  <mo stretchy="false">[</mo>
                  <mrow>
                    <msub>
                      <mi>i</mi>
                      <mn>0</mn>
                    </msub>
                  </mrow>
                  <mo stretchy="false">]</mo>
                </mrow>
              </mrow>
            </msub>
          </mrow>
        </mrow>
        <mo stretchy="false">]</mo>
      </mrow>
    </mrow>
    <annotation encoding="StarMath 5.0">A[i_0 - m_{A[i_0]}]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n>4</mn>
          </mrow>
          <mo stretchy="false">)</mo>
        </mrow>
        <mo stretchy="false">=</mo>
        <mi>f</mi>
      </mrow>
      <mrow>
        <mrow>
          <mo stretchy="false">(</mo>
          <mrow>
            <mn>3</mn>
          </mrow>
          <mo stretchy="false">)</mo>
        </mrow>
        <mo stretchy="false">+</mo>
        <mi>f</mi>
      </mrow>
      <mrow>
        <mrow>
          <mo stretchy="false">(</mo>
          <mrow>
            <mn>2</mn>
          </mrow>
          <mo stretchy="false">)</mo>
        </mrow>
        <mo stretchy="false">=</mo>
        <mi>f</mi>
      </mrow>
      <mrow>
        <mrow>
          <mo stretchy="false">(</mo>
          <mrow>
            <mn>2</mn>
          </mrow>
          <mo stretchy="false">)</mo>
        </mrow>
        <mo stretchy="false">+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row>
          <mo stretchy="false">(</mo>
          <mrow>
            <mn>0</mn>
          </mrow>
          <mo stretchy="false">)</mo>
        </mrow>
        <mo stretchy="false">=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row>
          <mo stretchy="false">(</mo>
          <mrow>
            <mn>0</mn>
          </mrow>
          <mo stretchy="false">)</mo>
        </mrow>
        <mo stretchy="false">+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o stretchy="false">(</mo>
        <mrow>
          <mn>0</mn>
        </mrow>
        <mo stretchy="false">)</mo>
      </mrow>
    </mrow>
    <annotation encoding="StarMath 5.0">f(4) = f(3)+ f(2) = f(2) + f(1) + f(1) + f(0) = f(1)+ f(0) + f(1) + f(1) + f(0) </annotation>
  </semantics>
</math>
</file>

<file path=Object 3/content.xml><?xml version="1.0" encoding="utf-8"?>
<math xmlns="http://www.w3.org/1998/Math/MathML">
  <semantics>
    <mrow>
      <msub>
        <mi>m</mi>
        <mn>1</mn>
      </msub>
      <mi>,</mi>
      <mn>...</mn>
      <mi>,</mi>
      <msub>
        <mi>m</mi>
        <mi>N</mi>
      </msub>
    </mrow>
    <annotation encoding="StarMath 5.0">m_1 ,..., m_N</annotation>
  </semantics>
</math>
</file>

<file path=Object 4/content.xml><?xml version="1.0" encoding="utf-8"?>
<math xmlns="http://www.w3.org/1998/Math/MathML">
  <semantics>
    <mrow>
      <mi>A</mi>
      <mrow>
        <mrow>
          <mo stretchy="false">[</mo>
          <mrow>
            <mrow>
              <mi>i</mi>
              <mo stretchy="false">−</mo>
              <msub>
                <mi>m</mi>
                <mi>k</mi>
              </msub>
            </mrow>
          </mrow>
          <mo stretchy="false">]</mo>
        </mrow>
        <mo stretchy="false">≠</mo>
        <mn>0</mn>
      </mrow>
    </mrow>
    <annotation encoding="StarMath 5.0">A[i-m_k] &lt;&gt; 0</annotation>
  </semantics>
</math>
</file>

<file path=Object 5/content.xml><?xml version="1.0" encoding="utf-8"?>
<math xmlns="http://www.w3.org/1998/Math/MathML">
  <semantics>
    <mrow>
      <mi>A</mi>
      <mrow>
        <mrow>
          <mo stretchy="false">[</mo>
          <mrow>
            <mi>i</mi>
          </mrow>
          <mo stretchy="false">]</mo>
        </mrow>
        <mo stretchy="false">≠</mo>
        <mn>0</mn>
      </mrow>
    </mrow>
    <annotation encoding="StarMath 5.0">A[i] &lt;&gt; 0</annotation>
  </semantics>
</math>
</file>

<file path=Object 6/content.xml><?xml version="1.0" encoding="utf-8"?>
<math xmlns="http://www.w3.org/1998/Math/MathML">
  <semantics>
    <mrow>
      <mi>A</mi>
      <mrow>
        <mo stretchy="false">[</mo>
        <mrow>
          <mrow>
            <mi>i</mi>
            <mo stretchy="false">−</mo>
            <msub>
              <mi>m</mi>
              <mi>k</mi>
            </msub>
          </mrow>
        </mrow>
        <mo stretchy="false">]</mo>
      </mrow>
    </mrow>
    <annotation encoding="StarMath 5.0">A[i-m_k]</annotation>
  </semantics>
</math>
</file>

<file path=Object 7/content.xml><?xml version="1.0" encoding="utf-8"?>
<math xmlns="http://www.w3.org/1998/Math/MathML">
  <semantics>
    <mrow>
      <mrow>
        <mi>i</mi>
        <mo stretchy="false">−</mo>
        <msub>
          <mi>m</mi>
          <mi>k</mi>
        </msub>
      </mrow>
    </mrow>
    <annotation encoding="StarMath 5.0">i-m_k</annotation>
  </semantics>
</math>
</file>

<file path=Object 8/content.xml><?xml version="1.0" encoding="utf-8"?>
<math xmlns="http://www.w3.org/1998/Math/MathML">
  <semantics>
    <mrow>
      <mi>A</mi>
      <mrow>
        <mrow>
          <mo stretchy="false">[</mo>
          <mrow>
            <mrow>
              <mi>i</mi>
              <mo stretchy="false">−</mo>
              <msub>
                <mi>m</mi>
                <mi>k</mi>
              </msub>
            </mrow>
          </mrow>
          <mo stretchy="false">]</mo>
        </mrow>
        <mo stretchy="false">≠</mo>
        <mn>0</mn>
      </mrow>
    </mrow>
    <annotation encoding="StarMath 5.0">A[i-m_k] &lt;&gt; 0</annotation>
  </semantics>
</math>
</file>

<file path=Object 9/content.xml><?xml version="1.0" encoding="utf-8"?>
<math xmlns="http://www.w3.org/1998/Math/MathML">
  <semantics>
    <mrow>
      <msub>
        <mi>i</mi>
        <mn>0</mn>
      </msub>
    </mrow>
    <annotation encoding="StarMath 5.0">i_0</annotation>
  </semantics>
</math>
</file>